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text-properties fo:language="en" fo:country="US"/>
    </style:style>
    <style:style style:name="P3" style:parent-style-name="Normal" style:family="paragraph">
      <style:text-properties fo:language="en" fo:country="US"/>
    </style:style>
    <style:style style:name="P4" style:parent-style-name="ListParagraph" style:family="paragraph">
      <style:text-properties fo:language="en" fo:country="US"/>
    </style:style>
    <style:style style:name="P5" style:parent-style-name="ListParagraph" style:family="paragraph">
      <style:text-properties fo:language="en" fo:country="US"/>
    </style:style>
    <style:style style:name="P6" style:parent-style-name="ListParagraph" style:family="paragraph">
      <style:text-properties fo:language="en" fo:country="US"/>
    </style:style>
    <style:style style:name="P7" style:parent-style-name="ListParagraph" style:family="paragraph">
      <style:text-properties fo:language="en" fo:country="US"/>
    </style:style>
    <style:style style:name="P8" style:parent-style-name="ListParagraph" style:family="paragraph">
      <style:text-properties fo:language="en" fo:country="US"/>
    </style:style>
    <style:style style:name="P9" style:parent-style-name="ListParagraph" style:family="paragraph">
      <style:text-properties fo:language="en" fo:country="US"/>
    </style:style>
    <style:style style:name="P10" style:parent-style-name="ListParagraph" style:family="paragraph">
      <style:text-properties fo:language="en" fo:country="US"/>
    </style:style>
    <style:style style:name="P11" style:parent-style-name="ListParagraph" style:family="paragraph">
      <style:text-properties fo:language="en" fo:country="US"/>
    </style:style>
    <style:style style:name="P12" style:parent-style-name="ListParagraph" style:family="paragraph">
      <style:text-properties fo:language="en" fo:country="US"/>
    </style:style>
    <style:style style:name="P13" style:parent-style-name="ListParagraph" style:family="paragraph">
      <style:text-properties fo:language="en" fo:country="US"/>
    </style:style>
    <style:style style:name="P14" style:parent-style-name="ListParagraph" style:family="paragraph">
      <style:text-properties fo:language="en" fo:country="US"/>
    </style:style>
    <style:style style:name="P15" style:parent-style-name="ListParagraph" style:family="paragraph">
      <style:text-properties fo:language="en" fo:country="US"/>
    </style:style>
    <style:style style:name="P16" style:parent-style-name="ListParagraph" style:family="paragraph"/>
    <style:style style:name="T17" style:parent-style-name="DefaultParagraphFont" style:family="text">
      <style:text-properties fo:language="en" fo:country="US"/>
    </style:style>
  </office:automatic-styles>
  <office:body>
    <office:text text:use-soft-page-breaks="true">
      <text:h text:style-name="P1" text:outline-level="1">Response to stakeholder questionnaire</text:h>
      <text:p text:style-name="P3"/>
      <text:list text:style-name="LFO1" text:continue-numbering="true">
        <text:list-item>
          <text:p text:style-name="P4">I think that the game should use pixel art, because this will give Jack much more creative freedom in designing the game’s aesthetics. This will however require more work.</text:p>
        </text:list-item>
        <text:list-item>
          <text:p text:style-name="P5">There should be a range of weapons if possible, each with unique properties to keep the game interesting. I like the idea of having grenades that are launched in an arc, as well as snipers and shotguns. One thing to be taken into consideration however is that<text:s/>having multiple projectiles on screen could reduce the framerate.</text:p>
        </text:list-item>
        <text:list-item>
          <text:p text:style-name="P6">Similarly to duck game, I think that there should be a range of distances for players to choose from. This will make it so that certain weapons are viable on different maps, diversifying the gameplay.<text:s/></text:p>
        </text:list-item>
        <text:list-item>
          <text:p text:style-name="P7">I think that a sci-fi theme would work well with the gameplay and would allow for lots of creativity when designing the pixel art graphics. It would also allow you to<text:s/>use more vivid colors that contrast with each other, which would help players identify different weapons and characters.<text:s/></text:p>
        </text:list-item>
        <text:list-item>
          <text:p text:style-name="P8">I think that a futuristic, chiptune style of music would work well with the gameplay. Similarly futuristic sound effects for weapons could serve as good cues for the enemy.</text:p>
        </text:list-item>
        <text:list-item>
          <text:p text:style-name="P9">Allowing for players to heal could lead to camping and long drawn out games, so I am generally against the idea. I think however a health system could work well, as it would mean that players would have to consider the damage output of different weapons, leading to some interesting gameplay. This would however require some additional balancing.<text:s/></text:p>
        </text:list-item>
        <text:list-item>
          <text:p text:style-name="P10">I think that movement should be similar to that of Duck Game’s, however I think that a double jump would be a nice addition and could allow for more creative map design.</text:p>
        </text:list-item>
        <text:list-item>
          <text:p text:style-name="P11">I think that<text:s/>avoiding damage should be limited to rolling. This way it is not overly complicated for new players to understand and requires skillful maneuvering on the part of the player in order to avoid damage; easy to learn, hard to master.</text:p>
        </text:list-item>
        <text:list-item>
          <text:p text:style-name="P12"><text:s/>I think it should be similar to Duck Game in this regard, where players have a small amount of health in each round, so can only be attacked a small number of times depending of the damage output of the weapon before they die, but that they should be rapid fire rounds up to ten points.<text:s/></text:p>
        </text:list-item>
        <text:list-item>
          <text:p text:style-name="P13">I think that there should be a range of weapons like in Duck Game, including the aforementioned shotguns, snipers and grenades. This will help to keep the game replay-able and not overly simple. For this same reason I think there should be a range of map sizes and styles.<text:s/>However,<text:s/>when it comes to<text:s/>music,<text:s/>I think that quality is more important than quality. Having a range of songs that the player find annoying and obnoxious is far worse than having a small soundtrack, but one that blends into the gameplay well.<text:s/></text:p>
        </text:list-item>
        <text:list-item>
          <text:p text:style-name="P14">I think that creating keyboard controls should be prioritized over controller support, because this will keep its target audience wide; users are more likely to have a<text:s/><text:soft-page-break/>keyboard than a controller. The controls should be similar to Duck Games; WASD for movement, then maybe arrow keys for rolling and shooting.<text:s/></text:p>
        </text:list-item>
        <text:list-item>
          <text:p text:style-name="P15">I think that there should be lag when players are reloading, more like Duck Game.</text:p>
        </text:list-item>
        <text:list-item>
          <text:p text:style-name="P16"><text:span text:style-name="T17">There could be weapons that stun, but I think that they should require high accuracy, short range, and have a long time to reload, much like the Zeus in CS:G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fo:color="#2F5496" fo:font-size="16pt" style:font-size-asian="16pt" style:font-size-complex="16pt" fo:hyphenate="false"/>
    </style:style>
    <style:style style:name="Normal" style:display-name="Normal" style:family="paragraph">
      <style:text-properties style:font-name="Calibri Light" fo:font-size="12pt" style:font-size-asian="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Light" fo:font-size="12pt" style:font-size-asian="12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Light"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language="en" fo:country="US"/>
    </style:style>
  </office:automatic-styles>
  <office:master-styles>
    <style:master-page style:name="MP0" style:page-layout-name="PL0">
      <style:header>
        <text:p text:style-name="P2">George Osborn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orge Osborne</meta:initial-creator>
    <dc:creator>George Osborne</dc:creator>
    <meta:creation-date>2019-05-20T16:02:00Z</meta:creation-date>
    <dc:date>2019-05-20T16:52:00Z</dc:date>
    <meta:template xlink:href="Normal" xlink:type="simple"/>
    <meta:editing-cycles>1</meta:editing-cycles>
    <meta:editing-duration>PT2940S</meta:editing-duration>
    <meta:document-statistic meta:page-count="2" meta:paragraph-count="6" meta:word-count="495" meta:character-count="3315" meta:row-count="23" meta:non-whitespace-character-count="2826"/>
  </office:meta>
</office:document-meta>
</file>